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 </meta:initial-creator>
    <meta:creation-date>2018-05-20T14:02:51.108802060</meta:creation-date>
    <dc:date>2018-05-20T14:03:39.251312818</dc:date>
    <dc:creator>Mati </dc:creator>
    <meta:editing-duration>PT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